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9846in" fo:margin-right="0in" fo:text-indent="0in" style:auto-text-indent="false"/>
    </style:style>
    <style:style style:name="P4" style:family="paragraph" style:parent-style-name="Text_20_body">
      <style:paragraph-properties fo:break-before="page"/>
    </style:style>
    <style:style style:name="P5" style:family="paragraph" style:parent-style-name="Standard" style:list-style-name="L3">
      <style:paragraph-properties fo:margin-left="0in" fo:margin-right="0in" fo:text-indent="0in" style:auto-text-indent="false"/>
    </style:style>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3"/>
    <style:style style:name="P13" style:family="paragraph" style:parent-style-name="Text_20_body" style:list-style-name="L3"/>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4">
      <style:paragraph-properties fo:margin-left="0in" fo:margin-right="0in" fo:text-indent="0in" style:auto-text-indent="false"/>
    </style:style>
    <style:style style:name="P27" style:family="paragraph" style:parent-style-name="Text_20_body" style:list-style-name="L3">
      <style:paragraph-properties fo:margin-left="0in" fo:margin-right="0in" fo:text-indent="0in" style:auto-text-indent="false"/>
    </style:style>
    <style:style style:name="P28" style:family="paragraph" style:parent-style-name="Text_20_body" style:list-style-name="L3">
      <style:paragraph-properties fo:margin-left="0in" fo:margin-right="0in" fo:text-indent="0in" style:auto-text-indent="false"/>
    </style:style>
    <style:style style:name="P29" style:family="paragraph" style:parent-style-name="Text_20_body">
      <style:paragraph-properties fo:margin-left="0.4925in" fo:margin-right="0in" fo:text-indent="0in" style:auto-text-indent="false"/>
      <style:text-properties style:font-name="Courier New" fo:font-size="10pt" style:font-size-asian="10pt" style:font-size-complex="10pt"/>
    </style:style>
    <style:style style:name="T1" style:family="text">
      <style:text-properties fo:font-style="normal" style:font-style-asian="normal" style:font-style-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name="Courier New"/>
    </style:style>
    <style:style style:name="T5" style:family="text">
      <style:text-properties style:font-name="Courier New" fo:font-size="12pt" style:font-size-asian="12pt" style:font-size-complex="12pt"/>
    </style:style>
    <style:style style:name="T6" style:family="text">
      <style:text-properties fo:font-size="12pt" style:font-size-asian="12pt" style:font-size-complex="12pt"/>
    </style:style>
    <style:style style:name="T7" style:family="text">
      <style:text-properties style:text-position="super 58%"/>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3 Demo 10: Obtaining Application Stopped Time </text:h>
      <text:p text:style-name="Text_20_body">This exercise demonstrates the use of the jstat utility to monitor GC.</text:p>
      <text:h text:style-name="Heading_20_3" text:outline-level="3">Required Software</text:h>
      <text:list text:style-name="L1">
        <text:list-item>
          <text:p text:style-name="P6">Any OS</text:p>
        </text:list-item>
        <text:list-item>
          <text:p text:style-name="P6">JDK 1.5 or higher</text:p>
        </text:list-item>
      </text:list>
      <text:list text:style-name="L1">
        <text:list-item text:start-value="1">
          <text:p text:style-name="P6">Java2Demo </text:p>
        </text:list-item>
      </text:list>
      <text:p text:style-name="P1">Located in: &lt;JDK install dir&gt;/demo/jfc/Java2D/Java2Demo.jar</text:p>
      <text:h text:style-name="Heading_20_3" text:outline-level="3">Objectives</text:h>
      <text:list text:style-name="L2">
        <text:list-item>
          <text:p text:style-name="P9">Use the jstat utility to monitor GC of a locally executing Java application.</text:p>
        </text:list-item>
        <text:list-item>
          <text:p text:style-name="P9">Use the jstat utility to monitor GC of a remotely executing Java application.</text:p>
        </text:list-item>
      </text:list>
      <text:h text:style-name="Heading_20_3" text:outline-level="3">Preparations</text:h>
      <text:p text:style-name="Text_20_body">Verify and if required download and install Java SE 5 or later.</text:p>
      <text:list text:style-name="L3">
        <text:list-item>
          <text:p text:style-name="P11">Verify if you are running Java SE 5 or later. To check enter the following command on a terminal window:</text:p>
        </text:list-item>
      </text:list>
      <text:p text:style-name="P1"><text:s/>java -version</text:p>
      <text:list text:style-name="L4">
        <text:list-item>
          <text:list>
            <text:list-header>
              <text:p text:style-name="P26">If the response is: java version 1.5.0_00 or later you can bypass the next step and proceed to the Instructions subsection.</text:p>
            </text:list-header>
          </text:list>
        </text:list-item>
      </text:list>
      <text:list text:style-name="L3" text:continue-numbering="true">
        <text:list-item>
          <text:p text:style-name="P27">Down load and <text:s/>install the latest version of Java SE from <text:a xlink:type="simple" xlink:href="http://visualvm.dev.java.net/">http://java.sun.com/javase/downloads/index.jsp</text:a>. </text:p>
        </text:list-item>
      </text:list>
      <text:p text:style-name="P1">Add the bin subdirectory of the Java SE version, to the OS PATH variable.</text:p>
      <text:list text:style-name="L3" text:continue-numbering="true">
        <text:list-header>
          <text:p text:style-name="P5"/>
        </text:list-header>
      </text:list>
      <text:h text:style-name="Heading_20_3" text:outline-level="3">Instructions for Monitoring a Local Application </text:h>
      <text:list text:style-name="L3">
        <text:list-item text:start-value="1">
          <text:p text:style-name="P11">Open a command line window and change directory to the Java2D demo directory:</text:p>
        </text:list-item>
      </text:list>
      <text:p text:style-name="P1">cd &lt;JDK install dir&gt;<text:span text:style-name="T1">/demo/jfc/Java2D</text:span></text:p>
      <text:list text:style-name="L3" text:continue-numbering="true">
        <text:list-item>
          <text:p text:style-name="P11">Run the Java2Demo with the following command line switches: </text:p>
        </text:list-item>
      </text:list>
      <text:p text:style-name="P1">java -client -Xmx12m -Xms3m -Xmn1m -XX:MaxPermSize=3m -XX:PermSize=1m <text:line-break/> -jar Java2Demo.jar </text:p>
      <text:list text:style-name="L3" text:continue-numbering="true">
        <text:list-item>
          <text:p text:style-name="P11">Click the transforms tab of the Java2Demo GUI.</text:p>
        </text:list-item>
        <text:list-item>
          <text:p text:style-name="P11">Obtain the lvmid of the Java2Demo process using the following command on another command window.</text:p>
        </text:list-item>
      </text:list>
      <text:p text:style-name="P1">jps -l </text:p>
      <text:p text:style-name="P1">You should observe an output (that maps lvmids to executing Java processes) similar to the following:</text:p>
      <text:p text:style-name="P3">2564<text:line-break/>2874 Java2Demo.jar<text:line-break/>1948 sun.tools.jps.Jps</text:p>
      <text:p text:style-name="P1">Note: The <text:span text:style-name="T2">lvmid</text:span> is a platform-specific value that uniquely identifies a JVM on a system. The <text:span text:style-name="T2">lvmid</text:span> is the only required component of a virtual machine identifier. The <text:span text:style-name="T2">lvmid</text:span> is typically, but not necessarily, the operating system's process identifier for the target JVM process. </text:p>
      <text:list text:style-name="L3" text:continue-numbering="true">
        <text:list-item>
          <text:p text:style-name="P11">Use a command line window to <text:s/>monitor the JVM heap spaces using jstat with the -gcutil option along with the lvmid obtained in step 4 (for example <text:span text:style-name="T3">2874</text:span>) and a reporting frequency of 250 milliseconds.</text:p>
        </text:list-item>
      </text:list>
      <text:p text:style-name="P1">jstat -gcutil <text:span text:style-name="T3">2874</text:span> 250 <text:s/></text:p>
      <text:list text:style-name="L3" text:continue-numbering="true">
        <text:list-item>
          <text:p text:style-name="P11">Observe the command line window for the output of the jstat utility. </text:p>
        </text:list-item>
      </text:list>
      <text:p text:style-name="P1">Use the following sample output of application stopped time and the accompanying explanation to interpret the output you observe in your command line window.</text:p>
      <text:p text:style-name="P1"><text:span text:style-name="T5"><text:s/>S0 <text:s text:c="3"/>S1 <text:s text:c="4"/>E <text:s text:c="4"/>O <text:s text:c="5"/>P <text:s text:c="2"/>YGC <text:s/>YGCT <text:s/>FGC <text:s/>FGCT <text:s text:c="2"/>GCT <text:line-break/>12.44 <text:s/>0.00 27.20 <text:s/>9.49 <text:s/>96.70 <text:s/>78 <text:s/>0.176 <text:s text:c="2"/>5 <text:s/>0.495 <text:s/>0.672 <text:line-break/>12.44 <text:s/>0.00 62.16 <text:s/>9.49 <text:s/>96.70 <text:s/>78 <text:s/>0.176 <text:s text:c="2"/>5 <text:s/>0.495 <text:s/>0.672 <text:line-break/>12.44 <text:s/>0.00 83.97 <text:s/>9.49 <text:s/>96.70 <text:s/>78 <text:s/>0.176 <text:s text:c="2"/>5 <text:s/>0.495 <text:s/>0.672 <text:line-break/> 0.00 <text:s/>7.7 <text:s text:c="2"/>0.00 <text:s/>9.51 <text:s/>96.70 <text:s/>79 <text:s/>0.177 <text:s text:c="2"/>5 <text:s/>0.495 <text:s/>0.673 <text:line-break/> 0.00 <text:s/>7.74 23.37 <text:s/>9.51 <text:s/>98.10 <text:s/>79 <text:s/>0.177 <text:s text:c="2"/>5 <text:s/>0.495 <text:s/>0.673 <text:line-break/> 0.00 <text:s/>7.74 43.82 <text:s/>9.51 <text:s/>98.50 <text:s/>79 <text:s/>0.177 <text:s text:c="2"/>5 <text:s/>0.495 <text:s/>0.673 <text:line-break/> 0.00 <text:s/>7.74 58.11 <text:s/>9.51 <text:s/>98.50 <text:s/>79 <text:s/>0.177 <text:s text:c="2"/>5 <text:s/>0.495 <text:s/>0.673 </text:span><text:span text:style-name="T6"><text:line-break/></text:span><text:line-break/>In the jstat output above, the columns have the following meaning: <text:line-break/><text:span text:style-name="T4">S0 <text:s text:c="2"/>- </text:span>Survivor space 0 utilization as a percentage of the space's current capacity. <text:line-break/><text:span text:style-name="T4">S1 <text:s text:c="2"/>- </text:span>Survivor space 1 utilization as a percentage of the space's current capacity. <text:line-break/><text:span text:style-name="T4">E <text:s text:c="3"/>- </text:span>Eden space utilization as a percentage of the space's current capacity. <text:line-break/><text:span text:style-name="T4">O <text:s text:c="3"/>- </text:span>Old space utilization as a percentage of the space's current capacity. <text:line-break/><text:span text:style-name="T4">P <text:s text:c="3"/>- </text:span>Permanent space utilization as a percentage of the space's current capacity. <text:line-break/><text:span text:style-name="T4">YGC <text:s/>- </text:span>Number of young generation GC events. <text:line-break/><text:span text:style-name="T4">YGCT - </text:span>Young generation garbage collection time. <text:line-break/><text:span text:style-name="T4">FGC <text:s/>- </text:span>Number of full GC events. <text:line-break/><text:span text:style-name="T4">FGCT - </text:span>Full garbage collection time. <text:line-break/><text:span text:style-name="T4">GCT <text:s/>- </text:span>Total garbage collection time. </text:p>
      <text:p text:style-name="P1">In the example output above, a young generation garbage collection occurred between the 3<text:span text:style-name="T7">rd</text:span> and 4<text:span text:style-name="T7">th</text:span> sample which is indicated by the change in the YGC column from 78 to 79. The collection took 0.001 seconds and promoted objects from the eden space (E) to the old space (O), resulting in an increase of old space utilization from 9.49% to 9.51%. Before the collection, the survivor spaces (S0 and S1) were 12.44% utilized, but after this collection they are only 7.74% utilized. Also in this example output, there was an increase in the permanent generation space (P)  usage between the 4<text:span text:style-name="T7">th</text:span>, 5<text:span text:style-name="T7">th</text:span> and 6<text:span text:style-name="T7">th</text:span> reporting intervals. These increases are likely the result of classloading activity. </text:p>
      <text:h text:style-name="Heading_20_3" text:outline-level="3">Instructions for Monitoring a Remote Application </text:h>
      <text:p text:style-name="Text_20_body">To monitor remote HotSpot JVMs the jstatd daemon is required to be installed and configured on the system where the remote HotSpot JVM is running. The jstatd daemon launches a Java RMI server application that monitors for the creation and termination of HotSpot JVMs and provides a interface to allow remote monitoring tools to attach to JVMs running on the local system such as jstat. The jstatd daemon must be run with the same user credentials as those of the JVMs to be monitored. Since jstatd can expose instrumentation of JVMs, it employs a security manager and requires a security policy file. Consideration should be given to the level of access granted so monitored JVMs are not compromised. The policy file used by jstatd must conform to Java's policy specification. The following is an example policy file which can be used with jstatd. </text:p>
      <text:p text:style-name="Text_20_body">Perform the following steps on the remote machine.</text:p>
      <text:list text:style-name="L3">
        <text:list-item text:start-value="1">
          <text:p text:style-name="P11">Create a policy file similar to the following example policy <text:s/>file.</text:p>
        </text:list-item>
      </text:list>
      <text:p text:style-name="P1">grant codebase <text:a xlink:type="simple" xlink:href="/$%7Bjava.home%7D/../lib/tools.jar">"file:${java.home}/../lib/tools.jar"</text:a> { <text:line-break/><text:tab/>permission java.security.AllPermission; <text:line-break/>}; <text:line-break/></text:p>
      <text:p text:style-name="P1">Give the file a suitable name such as: jstatd.policy</text:p>
      <text:p text:style-name="P1">Note the example policy file will allow jstatd to run without any security exceptions. This policy is less liberal then granting all permissions to all codebases, but is more liberal than a policy that grants the minimal permissions to run the jstatd server. More restrictive security can be specified in a policy to further limit access than this example. However, if security concerns cannot be addressed with a policy file, then the safest approach is to not run jstatd and use the monitoring tools locally rather than connecting remotely. <text:line-break/><text:line-break/>*Additional details on how to configure jstatd can be found at <text:a xlink:type="simple" xlink:href="http://java.sun.com/javase/6/docs/technotes/tools/share/jstatd.html*">http://java.sun.com/javase/6/docs/technotes/tools/share/jstatd.html*</text:a> </text:p>
      <text:list text:style-name="L3" text:continue-numbering="true">
        <text:list-item>
          <text:p text:style-name="P11">To use the policy file and start the jstatd daemon, execute the following command at the command line of a terminal window: <text:s/></text:p>
        </text:list-item>
      </text:list>
      <text:p text:style-name="P29">jstatd -J-Djava.security.policy=&lt;path to policy file&gt;/jstatd.policy <text:line-break/></text:p>
      <text:list text:style-name="L3" text:continue-numbering="true">
        <text:list-item>
          <text:p text:style-name="P11">Open a command line window and and change directory to the Java2D demo directory:</text:p>
        </text:list-item>
      </text:list>
      <text:p text:style-name="P1">cd &lt;JDK install dir&gt;<text:span text:style-name="T1">/demo/jfc/Java2D</text:span></text:p>
      <text:list text:style-name="L3" text:continue-numbering="true">
        <text:list-item>
          <text:p text:style-name="P11">Run the Java2Demo with the following command line switches: </text:p>
        </text:list-item>
      </text:list>
      <text:p text:style-name="P1">java -client -Xmx12m -Xms3m -Xmn1m -XX:MaxPermSize=3m -XX:PermSize=1m <text:line-break/> -jar Java2Demo.jar </text:p>
      <text:list text:style-name="L3" text:continue-numbering="true">
        <text:list-item>
          <text:p text:style-name="P11">Click the transforms tab of the Java2Demo GUI.</text:p>
        </text:list-item>
        <text:list-item>
          <text:p text:style-name="P11">Obtain the lvmid of the Java2Demo process using the following command on another command window.</text:p>
        </text:list-item>
      </text:list>
      <text:p text:style-name="P1">jps -l</text:p>
      <text:p text:style-name="Text_20_body"/>
      <text:p text:style-name="P4">Perform the following steps on the local machine.</text:p>
      <text:list text:style-name="L3" text:continue-numbering="true">
        <text:list-item>
          <text:p text:style-name="P11">Use a command line window to monitor the JVM heap spaces using jstat with the -gcutil option along with the lvmid obtained in step 6 (for example <text:span text:style-name="T3">2874</text:span>) and a reporting frequency of 250 milliseconds.</text:p>
        </text:list-item>
      </text:list>
      <text:p text:style-name="P1">jstat -gcutil <text:span text:style-name="T3">2874</text:span> 250 <text:s text:c="2"/></text:p>
      <text:list text:style-name="L3" text:continue-numbering="true">
        <text:list-item>
          <text:p text:style-name="P27">Observe the command line window for the output of the jstat utility.</text:p>
          <text:p text:style-name="P11"><text:line-break/></text:p>
        </text:list-item>
      </text:list>
      <text:p text:style-name="Text_20_bod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asok</meta:initial-creator>
    <meta:creation-date>2008-06-26T11:17:04</meta:creation-date>
    <dc:creator>Tom McGinn</dc:creator>
    <dc:date>2008-07-28T07:06:19</dc:date>
    <dc:language>en-US</dc:language>
    <meta:editing-cycles>25</meta:editing-cycles>
    <meta:editing-duration>P2DT7H18M4S</meta:editing-duration>
    <meta:user-defined meta:name="Info 1"/>
    <meta:user-defined meta:name="Info 2"/>
    <meta:user-defined meta:name="Info 3"/>
    <meta:user-defined meta:name="Info 4"/>
    <meta:document-statistic meta:table-count="0" meta:image-count="0" meta:object-count="0" meta:page-count="4" meta:paragraph-count="55" meta:word-count="1114" meta:character-count="6885"/>
  </office:meta>
</office:document-meta>
</file>